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17.018cm" svg:x="3.19cm" svg:y="5.19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un </meta:initial-creator>
    <meta:creation-date>2013-05-16T09:30:48</meta:creation-date>
    <dc:date>2013-05-16T09:31:25</dc:date>
    <dc:creator>arun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7.019cm" xlink:href="." xlink:type="simple" chart:class="chart:bar" chart:style-name="ch1">
        <chart:legend chart:legend-position="end" svg:x="12.228cm" svg:y="7.961cm" style:legend-expansion="high" chart:style-name="ch2"/>
        <chart:plot-area chart:style-name="ch3" chart:data-source-has-labels="both" svg:x="0.77cm" svg:y="1.495cm" svg:width="10.819cm" svg:height="14.764cm">
          <chartooo:coordinate-region svg:x="1.762cm" svg:y="1.695cm" svg:width="9.827cm" svg:height="13.51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r Implementation</text:p>
              </table:table-cell>
              <table:table-cell office:value-type="string">
                <text:p>MIT Bag</text:p>
              </table:table-cell>
            </table:table-row>
          </table:table-header-rows>
          <table:table-rows>
            <table:table-row>
              <table:table-cell office:value-type="string">
                <text:p>kkt_power</text:p>
              </table:table-cell>
              <table:table-cell office:value-type="float" office:value="6.00339">
                <text:p>6.00339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cage14</text:p>
              </table:table-cell>
              <table:table-cell office:value-type="float" office:value="84.708041">
                <text:p>84.708041</text:p>
              </table:table-cell>
              <table:table-cell office:value-type="float" office:value="32.493999">
                <text:p>32.493999</text:p>
              </table:table-cell>
            </table:table-row>
            <table:table-row>
              <table:table-cell office:value-type="string">
                <text:p>cage15</text:p>
              </table:table-cell>
              <table:table-cell office:value-type="float" office:value="314.705406">
                <text:p>314.705406</text:p>
              </table:table-cell>
              <table:table-cell office:value-type="float" office:value="132.182999">
                <text:p>132.182999</text:p>
              </table:table-cell>
            </table:table-row>
            <table:table-row>
              <table:table-cell office:value-type="string">
                <text:p>freescale</text:p>
              </table:table-cell>
              <table:table-cell office:value-type="float" office:value="140.550982">
                <text:p>140.550982</text:p>
              </table:table-cell>
              <table:table-cell office:value-type="float" office:value="37.668">
                <text:p>37.668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232.307659">
                <text:p>232.307659</text:p>
              </table:table-cell>
              <table:table-cell office:value-type="float" office:value="84.318001">
                <text:p>84.318001</text:p>
              </table:table-cell>
            </table:table-row>
            <table:table-row>
              <table:table-cell office:value-type="string">
                <text:p>rmat100M</text:p>
              </table:table-cell>
              <table:table-cell office:value-type="float" office:value="804.296169">
                <text:p>804.296169</text:p>
              </table:table-cell>
              <table:table-cell office:value-type="float" office:value="331.612">
                <text:p>331.612</text:p>
              </table:table-cell>
            </table:table-row>
            <table:table-row>
              <table:table-cell office:value-type="string">
                <text:p>rmat1B</text:p>
              </table:table-cell>
              <table:table-cell office:value-type="float" office:value="2957.499097">
                <text:p>2957.499097</text:p>
              </table:table-cell>
              <table:table-cell office:value-type="float" office:value="1917.875">
                <text:p>1917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